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19" style:family="table-row">
      <style:table-row-properties style:min-row-height="0.723cm"/>
    </style:style>
    <style:style style:name="Tabla1.A19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0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2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10">Fecha de Emisión: </text:p>
          </table:table-cell>
          <table:table-cell table:style-name="Tabla1.B2" office:value-type="string">
            <text:p text:style-name="P11">{object_date_creation}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{company_name}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{object_options_dest}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5"><text:span text:style-name="T2">{object_date_delivery_planed}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{object_options_consig1}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{object_options_consig2}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{object_options_tot_cajas}</text:p>
          </table:table-cell>
        </table:table-row>
        <table:table-row>
          <table:table-cell table:style-name="Tabla1.A2" office:value-type="float" office:value="0">
            <text:p text:style-name="P1">{object_options_linea_gen_1}:</text:p>
          </table:table-cell>
          <table:table-cell table:style-name="Tabla1.B3" office:value-type="string">
            <text:p text:style-name="P1">{object_options_can_av_prov1}</text:p>
          </table:table-cell>
        </table:table-row>
        <table:table-row>
          <table:table-cell table:style-name="Tabla1.A2" office:value-type="float" office:value="0">
            <text:p text:style-name="P1">{object_options_linea_gen_2}:</text:p>
          </table:table-cell>
          <table:table-cell table:style-name="Tabla1.B2" office:value-type="string">
            <text:p text:style-name="P1">{object_options_can_av_prov2}</text:p>
          </table:table-cell>
        </table:table-row>
        <table:table-row>
          <table:table-cell table:style-name="Tabla1.A2" office:value-type="float" office:value="0">
            <text:p text:style-name="P1">{object_options_linea_gen_3}:</text:p>
          </table:table-cell>
          <table:table-cell table:style-name="Tabla1.B2" office:value-type="string">
            <text:p text:style-name="P1">{object_options_can_av_prov3}</text:p>
          </table:table-cell>
        </table:table-row>
        <table:table-row>
          <table:table-cell table:style-name="Tabla1.A2" office:value-type="float" office:value="0">
            <text:p text:style-name="P1">{object_options_linea_gen_4}:</text:p>
          </table:table-cell>
          <table:table-cell table:style-name="Tabla1.B2" office:value-type="string">
            <text:p text:style-name="P1">{object_options_can_av_prov4}</text:p>
          </table:table-cell>
        </table:table-row>
        <table:table-row>
          <table:table-cell table:style-name="Tabla1.A7" office:value-type="float" office:value="0">
            <text:p text:style-name="P1">{object_options_linea_gen_5}:</text:p>
          </table:table-cell>
          <table:table-cell table:style-name="Tabla1.B14" office:value-type="string">
            <text:p text:style-name="P1">{object_options_can_av_prov5}</text:p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SKY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CARGUERO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{object_options_hora_lleg}</text:p>
          </table:table-cell>
        </table:table-row>
        <table:table-row table:style-name="Tabla1.19">
          <table:table-cell table:style-name="Tabla1.A19" table:number-columns-spanned="2" office:value-type="float" office:value="0">
            <text:p text:style-name="P6"/>
            <text:p text:style-name="P13">TERMINOS Y CONDICIONES DE RESPONSABILIDAD</text:p>
          </table:table-cell>
          <table:covered-table-cell/>
        </table:table-row>
        <table:table-row>
          <table:table-cell table:style-name="Tabla1.A20" table:number-columns-spanned="2" office:value-type="float" office:value="0">
            <text:p text:style-name="P9">El <text:span text:style-name="T3">CLIENTE</text:span> deberá verificar su carga al momento de recoger en aerolínea, una vez firmado el acta de conformidad no habrá lugar a reclamo.</text:p>
            <text:p text:style-name="P9"/>
            <text:p text:style-name="P9"><text:span text:style-name="T3">GENETICA AVICOLA</text:span>: Queda fuera de responsabilidad de lo que pudiera ocurrir en el traslado de las aves bb vivas en la aerolínea.</text:p>
            <text:p text:style-name="P9"/>
            <text:p text:style-name="P9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18T10:33:27.82</dc:date>
    <meta:editing-duration>P10DT14H43M37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092"/>
  </office:meta>
</office:document-meta>
</file>